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6.9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17.11mm" fo:break-before="auto" style:use-optimal-row-height="true"/>
    </style:style>
    <style:style style:name="ro6" style:family="table-row">
      <style:table-row-properties style:row-height="4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40" calcext:value-type="float">
            <text:p>4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44" calcext:value-type="float">
            <text:p>4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52" calcext:value-type="float">
            <text:p>52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openmpi/3.1&#10;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openmpi/3.1</text:p>
            <text:p>mpirun --bind-to core --map-by core -report-bindings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40" calcext:value-type="float">
            <text:p>4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openmpi/3.1&#10;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openmpi/3.1</text:p>
            <text:p>mpirun --bind-to core --map-by core -report-bindings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44" calcext:value-type="float">
            <text:p>4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openmpi/3.1&#10;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openmpi/3.1</text:p>
            <text:p>mpirun --bind-to core --map-by core -report-bindings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52" calcext:value-type="float">
            <text:p>52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openmpi/3.1&#10;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openmpi/3.1</text:p>
            <text:p>mpirun --bind-to core --map-by core -report-bindings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1])" office:value-type="float" office:value="12480" calcext:value-type="float">
            <text:p>1248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4">
          <table:table-cell table:style-name="ce5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2]*[.S2]/3600" office:value-type="float" office:value="12.5" calcext:value-type="float">
            <text:p>1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3]*[.S3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4]*[.S4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openmpi/3.1&#10;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5]*[.S5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openmpi/3.1&#10;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6]*[.S6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openmpi/3.1&#10;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openmpi/3.1&#10;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openmpi/3.1&#10;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openmpi/3.1&#10;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openmpi/3.1&#10;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openmpi/3.1&#10;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2]/3600*[.F12]*[.B12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6" calcext:value-type="float">
            <text:p>6</text:p>
          </table:table-cell>
          <table:table-cell table:style-name="ce9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openmpi/3.1&quot;;CHAR(10);&quot;mpirun --bind-to core --map-by core -report-bindings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openmpi/3.1&#10;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3]/3600*[.F13]*[.B13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6" calcext:value-type="float">
            <text:p>6</text:p>
          </table:table-cell>
          <table:table-cell table:style-name="ce9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openmpi/3.1&quot;;CHAR(10);&quot;mpirun --bind-to core --map-by core -report-bindings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openmpi/3.1&#10;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60" calcext:value-type="float">
            <text:p>1296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5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2]*[.C2]" office:value-type="float" office:value="80" calcext:value-type="float">
            <text:p>8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2]*[.H2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2]/3600*[.F2]*[.B2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2]*[.G2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" calcext:value-type="float">
            <text:p>1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2">
          <table:table-cell table:style-name="ce4" office:value-type="float" office:value="3001" calcext:value-type="float">
            <text:p>3001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3]*[.C3]" office:value-type="float" office:value="160" calcext:value-type="float">
            <text:p>16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3]-[.G3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3]*[.H3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3]-[.K3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3]/3600*[.F3]*[.B3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" calcext:value-type="float">
            <text:p>1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" office:value-type="float" office:value="3002" calcext:value-type="float">
            <text:p>300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4]*[.C4]" office:value-type="float" office:value="320" calcext:value-type="float">
            <text:p>32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4]-[.G4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4]*[.H4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4]-[.K4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4]/3600*[.F4]*[.B4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4]*[.G4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" calcext:value-type="float">
            <text:p>1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3.1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" office:value-type="float" office:value="3003" calcext:value-type="float">
            <text:p>3003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5]*[.C5]" office:value-type="float" office:value="640" calcext:value-type="float">
            <text:p>64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5]-[.G5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5]*[.H5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5]-[.K5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5]/3600*[.F5]*[.B5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5]*[.G5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" calcext:value-type="float">
            <text:p>1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3.1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" office:value-type="float" office:value="3004" calcext:value-type="float">
            <text:p>3004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6]*[.C6]" office:value-type="float" office:value="1280" calcext:value-type="float">
            <text:p>1280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6]-[.G6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6]*[.H6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6]-[.K6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6]/3600*[.F6]*[.B6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6]*[.G6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" calcext:value-type="float">
            <text:p>1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3.1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" office:value-type="float" office:value="3005" calcext:value-type="float">
            <text:p>30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7]*[.C7]" office:value-type="float" office:value="80" calcext:value-type="float">
            <text:p>80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7]*[.H7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7]-[.K7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7]/3600*[.F7]*[.B7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7]*[.G7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" calcext:value-type="float">
            <text:p>1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3.1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" office:value-type="float" office:value="3006" calcext:value-type="float">
            <text:p>3006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8]*[.C8]" office:value-type="float" office:value="160" calcext:value-type="float">
            <text:p>160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8]-[.G8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8]*[.H8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8]-[.K8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8]/3600*[.F8]*[.B8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8]*[.G8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" calcext:value-type="float">
            <text:p>1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3.1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" office:value-type="float" office:value="3007" calcext:value-type="float">
            <text:p>3007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9]*[.C9]" office:value-type="float" office:value="320" calcext:value-type="float">
            <text:p>32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9]-[.G9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9]*[.H9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9]-[.K9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9]/3600*[.F9]*[.B9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9]*[.G9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" calcext:value-type="float">
            <text:p>1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3.1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openmpi/3.1&#10;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openmpi/3.1</text:p>
            <text:p>mpirun --bind-to core --map-by core -report-bindings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" office:value-type="float" office:value="3008" calcext:value-type="float">
            <text:p>3008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0]*[.C10]" office:value-type="float" office:value="640" calcext:value-type="float">
            <text:p>640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10]-[.G10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0]*[.H10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0]-[.K10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0]/3600*[.F10]*[.B10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0]*[.G10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" calcext:value-type="float">
            <text:p>1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3.1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openmpi/3.1&#10;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openmpi/3.1</text:p>
            <text:p>mpirun --bind-to core --map-by core -report-bindings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1]*[.C11]" office:value-type="float" office:value="1280" calcext:value-type="float">
            <text:p>1280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11]-[.G11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1]*[.H11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1]-[.K11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1]/3600*[.F11]*[.B11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1]*[.G11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" calcext:value-type="float">
            <text:p>1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3.1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openmpi/3.1&#10;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openmpi/3.1</text:p>
            <text:p>mpirun --bind-to core --map-by core -report-bindings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9920" calcext:value-type="float">
            <text:p>992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5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6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2]/3600*[.F2]*[.B2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5" calcext:value-type="float">
            <text:p>5</text:p>
          </table:table-cell>
          <table:table-cell table:style-name="ce9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4.0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openmpi/4.0&#10;mpirun --bind-to core --map-by core -report-bindings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1" calcext:value-type="float">
            <text:p>4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3]/3600*[.F3]*[.B3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5" calcext:value-type="float">
            <text:p>5</text:p>
          </table:table-cell>
          <table:table-cell table:style-name="ce9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4.0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openmpi/4.0&#10;mpirun --bind-to core --map-by core -report-bindings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4]/3600*[.F4]*[.B4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5" calcext:value-type="float">
            <text:p>5</text:p>
          </table:table-cell>
          <table:table-cell table:style-name="ce9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openmpi/4.0&quot;;CHAR(10);&quot;mpirun --bind-to core --map-by core -report-bindings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openmpi/4.0&#10;mpirun --bind-to core --map-by core -report-bindings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5]/3600*[.F5]*[.B5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5" calcext:value-type="float">
            <text:p>5</text:p>
          </table:table-cell>
          <table:table-cell table:style-name="ce9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openmpi/4.0&quot;;CHAR(10);&quot;mpirun --bind-to core --map-by core -report-bindings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openmpi/4.0&#10;mpirun --bind-to core --map-by core -report-bindings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4" calcext:value-type="float">
            <text:p>4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6]/3600*[.F6]*[.B6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5" calcext:value-type="float">
            <text:p>5</text:p>
          </table:table-cell>
          <table:table-cell table:style-name="ce9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openmpi/4.0&quot;;CHAR(10);&quot;mpirun --bind-to core --map-by core -report-bindings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openmpi/4.0&#10;mpirun --bind-to core --map-by core -report-bindings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7]/3600*[.F7]*[.B7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5" calcext:value-type="float">
            <text:p>5</text:p>
          </table:table-cell>
          <table:table-cell table:style-name="ce9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openmpi/4.0&quot;;CHAR(10);&quot;mpirun --bind-to core --map-by core -report-bindings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openmpi/4.0&#10;mpirun --bind-to core --map-by core -report-bindings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6" calcext:value-type="float">
            <text:p>4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8]/3600*[.F8]*[.B8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5" calcext:value-type="float">
            <text:p>5</text:p>
          </table:table-cell>
          <table:table-cell table:style-name="ce9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openmpi/4.0&quot;;CHAR(10);&quot;mpirun --bind-to core --map-by core -report-bindings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openmpi/4.0&#10;mpirun --bind-to core --map-by core -report-bindings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7" calcext:value-type="float">
            <text:p>4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9]/3600*[.F9]*[.B9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5" calcext:value-type="float">
            <text:p>5</text:p>
          </table:table-cell>
          <table:table-cell table:style-name="ce9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openmpi/4.0&quot;;CHAR(10);&quot;mpirun --bind-to core --map-by core -report-bindings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openmpi/4.0&#10;mpirun --bind-to core --map-by core -report-bindings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0]/3600*[.F10]*[.B10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5" calcext:value-type="float">
            <text:p>5</text:p>
          </table:table-cell>
          <table:table-cell table:style-name="ce9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openmpi/4.0&quot;;CHAR(10);&quot;mpirun --bind-to core --map-by core -report-bindings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openmpi/4.0&#10;mpirun --bind-to core --map-by core -report-bindings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9" calcext:value-type="float">
            <text:p>4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1]/3600*[.F11]*[.B11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5" calcext:value-type="float">
            <text:p>5</text:p>
          </table:table-cell>
          <table:table-cell table:style-name="ce9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openmpi/4.0&quot;;CHAR(10);&quot;mpirun --bind-to core --map-by core -report-bindings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openmpi/4.0&#10;mpirun --bind-to core --map-by core -report-bindings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0" calcext:value-type="float">
            <text:p>4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2]/3600*[.F12]*[.B12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5" calcext:value-type="float">
            <text:p>5</text:p>
          </table:table-cell>
          <table:table-cell table:style-name="ce9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openmpi/4.0&quot;;CHAR(10);&quot;mpirun --bind-to core --map-by core -report-bindings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openmpi/4.0&#10;mpirun --bind-to core --map-by core -report-bindings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3]/3600*[.F13]*[.B13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5" calcext:value-type="float">
            <text:p>5</text:p>
          </table:table-cell>
          <table:table-cell table:style-name="ce9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openmpi/4.0&quot;;CHAR(10);&quot;mpirun --bind-to core --map-by core -report-bindings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openmpi/4.0&#10;mpirun --bind-to core --map-by core -report-bindings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openmpi/4.0</text:p>
            <text:p>mpirun --bind-to core --map-by core -report-bindings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42" calcext:value-type="float">
            <text:p>12942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.00.0000</text:date>, <text:time style:data-style-name="N2" text:time-value="11:10:59.0276901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1-14T11:29:00.823929897</dc:date>
    <meta:editing-duration>PT5H56M40S</meta:editing-duration>
    <meta:editing-cycles>52</meta:editing-cycles>
    <meta:generator>LibreOffice/6.0.7.3$Linux_X86_64 LibreOffice_project/00m0$Build-3</meta:generator>
    <meta:document-statistic meta:table-count="4" meta:cell-count="1836" meta:object-count="0"/>
  </office:meta>
</office:document-meta>
</file>